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Module.loadSystemProperties( AntProperties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iesModule.loadXMLPropertiesFromURI( String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perties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iesModule.debugg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iesModule.merge( AntProperties existingProps , AntProperties new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iesModule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pertiesModule.getProperties(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pertiesModule.overwriteProperty( AntProperties props , String propName , String prop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iesModule.debug( String debu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Module.getAttributeNames(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ies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iesModule.getPublicationProperties( Publication pu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iesModule.setHo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